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2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top="0cm" fo:margin-bottom="0cm" loext:contextual-spacing="true" fo:line-height="100%"/>
    </style:style>
    <style:style style:name="P4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1f2ac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rsid="0021f2ac" officeooo:paragraph-rsid="0021f2ac" style:font-size-asian="11pt" style:font-size-complex="11pt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rsid="0021f2ac" officeooo:paragraph-rsid="00223eff" style:font-size-asian="11pt" style:font-size-complex="11pt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fo:font-style="normal" fo:font-weight="bold" style:font-size-asian="11pt" style:font-size-complex="11pt"/>
    </style:style>
    <style:style style:name="P9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style:font-size-asian="11pt" style:font-size-complex="11pt"/>
    </style:style>
    <style:style style:name="P10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Courier New1" fo:font-size="11pt" fo:letter-spacing="normal" officeooo:paragraph-rsid="0021f2ac" style:font-size-asian="11pt" style:font-size-complex="11pt"/>
    </style:style>
    <style:style style:name="P11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style:font-size-asian="11pt" style:font-size-complex="11pt"/>
    </style:style>
    <style:style style:name="P12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 style:font-name="Courier New1" fo:font-size="11pt" officeooo:paragraph-rsid="0021f2ac" style:font-size-asian="11pt" style:font-size-complex="11pt"/>
    </style:style>
    <style:style style:name="P13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officeooo:paragraph-rsid="00202dff"/>
    </style:style>
    <style:style style:name="P14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fo:font-size="11pt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style:font-name="Courier New1" fo:font-size="11pt" officeooo:paragraph-rsid="0021f2ac" style:font-size-asian="11pt" style:font-size-complex="11pt"/>
    </style:style>
    <style:style style:name="P16" style:family="paragraph" style:parent-style-name="Preformatted_20_Text">
      <style:paragraph-properties fo:margin-left="0cm" fo:margin-right="0cm" fo:margin-top="0cm" fo:margin-bottom="0cm" loext:contextual-spacing="true" fo:line-height="160%" fo:orphans="2" fo:widows="2" fo:text-indent="0cm" style:auto-text-indent="false"/>
      <style:text-properties style:font-name="Courier New1" fo:font-size="11pt" style:font-size-asian="11pt" style:font-size-complex="11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f3baa" officeooo:paragraph-rsid="001f3baa" style:font-name-asian="Times New Roman" style:font-size-asian="14pt" style:language-asian="pt" style:country-asian="BR" style:font-style-asian="italic" style:font-weight-asian="bold" style:font-name-complex="Courier New2"/>
    </style:style>
    <style:style style:name="P1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rsid="0024f34a" officeooo:paragraph-rsid="0024f34a" style:text-blinking="false" style:font-style-asian="normal" style:font-weight-asian="bold"/>
    </style:style>
    <style:style style:name="P19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rsid="0024f34a" officeooo:paragraph-rsid="0024f34a" style:text-blinking="false" fo:background-color="#ffffff" style:font-style-asian="normal" style:font-weight-asian="bold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000000"/>
      <style:text-properties style:font-name="Chilanka1" fo:font-size="24pt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font-name="Chilanka1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hilanka1" fo:font-size="11pt" fo:letter-spacing="normal" fo:font-style="normal" style:text-underline-style="none" fo:font-weight="bold" officeooo:rsid="00202dff" style:text-blinking="false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officeooo:rsid="00202dff" style:text-blinking="false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style:font-size-asian="11pt" style:font-style-asian="normal" style:font-weight-asian="bold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2dff" style:text-blinking="false" fo:background-color="#ffffff" loext:char-shading-value="0" style:font-size-asian="11pt" style:font-style-asian="normal" style:font-weight-asian="bold" style:font-size-complex="11pt"/>
    </style:style>
    <style:style style:name="T7" style:family="text">
      <style:text-properties fo:font-variant="normal" fo:text-transform="none" fo:color="#000000" fo:font-size="11pt" fo:letter-spacing="normal" fo:font-style="normal" fo:font-weight="bold" style:font-size-asian="11pt" style:font-style-asian="normal" style:font-weight-asian="bold" style:font-size-complex="11pt"/>
    </style:style>
    <style:style style:name="T8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0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11" style:family="text">
      <style:text-properties fo:font-variant="normal" fo:text-transform="none" style:font-name="Chilanka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2" style:family="text">
      <style:text-properties fo:font-variant="normal" fo:text-transform="none" style:font-name="Chilanka1" fo:font-size="11pt" fo:letter-spacing="normal" fo:font-style="normal" fo:font-weight="normal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style:font-name="Chilanka" fo:font-size="11pt" fo:letter-spacing="normal" fo:font-style="normal" fo:font-weight="bold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15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6" style:family="text">
      <style:text-properties fo:font-variant="normal" fo:text-transform="none" fo:font-size="11pt" fo:letter-spacing="normal" fo:font-style="normal" fo:font-weight="bold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font-size="11pt" fo:letter-spacing="normal" fo:font-style="normal" fo:font-weight="normal" style:font-size-asian="11pt" style:font-style-asian="normal" style:font-weight-asian="normal" style:font-size-complex="11pt"/>
    </style:style>
    <style:style style:name="T18" style:family="text">
      <style:text-properties fo:font-style="normal" fo:font-weight="bold"/>
    </style:style>
    <style:style style:name="T19" style:family="text">
      <style:text-properties fo:font-style="normal" fo:font-weight="bold" officeooo:rsid="00202dff"/>
    </style:style>
    <style:style style:name="T20" style:family="text">
      <style:text-properties fo:font-style="normal" fo:font-weight="bold" officeooo:rsid="0021f2ac"/>
    </style:style>
    <style:style style:name="T21" style:family="text">
      <style:text-properties fo:font-style="normal" fo:font-weight="bold" officeooo:rsid="00223eff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223eff"/>
    </style:style>
    <style:style style:name="T24" style:family="text">
      <style:text-properties fo:font-weight="bold"/>
    </style:style>
    <style:style style:name="T25" style:family="text">
      <style:text-properties fo:font-weight="bold" officeooo:rsid="00202dff"/>
    </style:style>
    <style:style style:name="T26" style:family="text">
      <style:text-properties fo:font-weight="bold" officeooo:rsid="0021f2ac"/>
    </style:style>
    <style:style style:name="T27" style:family="text">
      <style:text-properties fo:font-weight="bold" style:font-style-asian="normal" style:font-weight-asian="normal"/>
    </style:style>
    <style:style style:name="T28" style:family="text">
      <style:text-properties fo:font-weight="bold" officeooo:rsid="00223eff"/>
    </style:style>
    <style:style style:name="T29" style:family="text">
      <style:text-properties officeooo:rsid="00202dff"/>
    </style:style>
    <style:style style:name="T30" style:family="text">
      <style:text-properties style:font-style-asian="normal" style:font-weight-asian="normal"/>
    </style:style>
    <style:style style:name="T31" style:family="text">
      <style:text-properties style:font-name="Chilanka1" fo:font-size="24pt"/>
    </style:style>
    <style:style style:name="gr1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04cm" fo:min-width="2.51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6.302cm" fo:min-width="5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6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0" draw:name="Figura1" draw:style-name="gr6" draw:text-style-name="P23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5" draw:text-style-name="P21" svg:width="0.899cm" svg:height="0.851cm" svg:x="18.062cm" svg:y="0.005cm"><text:p><text:span text:style-name="T31">48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S<text:span text:style-name="T29">enhor, te quero</text:span></text:p>
      <text:p text:style-name="P1"/>
      <text:p text:style-name="P2"/>
      <text:p text:style-name="P3"><text:bookmark text:name="cifra_tom"/><text:span text:style-name="T10">Tom: </text:span><text:span text:style-name="Internet_20_link"><text:span text:style-name="T6">C</text:span></text:span></text:p>
      <text:p text:style-name="P19"><text:bookmark text:name="cifra_afi"/><text:bookmark text:name="cifra_capo"/>Capotraste 2° casa</text:p>
      <text:p text:style-name="P18"/>
      <text:p text:style-name="P13"><text:span text:style-name="T15">Intro </text:span><text:span text:style-name="T17">: <text:s/></text:span><text:span text:style-name="T16">G</text:span><text:span text:style-name="T17"> <text:s/></text:span><text:span text:style-name="T16">C9</text:span><text:span text:style-name="T17"> <text:s/></text:span><text:span text:style-name="T16">Em</text:span><text:span text:style-name="T17"> <text:s/></text:span><text:span text:style-name="T16">D9</text:span><text:span text:style-name="T17"> <text:s/></text:span><text:span text:style-name="T16">C9</text:span></text:p>
      <text:p text:style-name="P16"/>
      <text:p text:style-name="P4"><text:span text:style-name="T24">G</text:span> <text:s text:c="26"/><text:span text:style-name="T24">C</text:span><text:span text:style-name="T25">9</text:span></text:p>
      <text:p text:style-name="P4">Eu te busco, te procuro óh Deus</text:p>
      <text:p text:style-name="P9"><text:s/><text:span text:style-name="T18">Em</text:span><text:span text:style-name="T22"> <text:s text:c="9"/></text:span><text:span text:style-name="T18">D</text:span><text:span text:style-name="T19">9</text:span><text:span text:style-name="T22"> <text:s text:c="3"/></text:span><text:span text:style-name="T18">C</text:span><text:span text:style-name="T19">9</text:span></text:p>
      <text:p text:style-name="P4">No silêncio tu estás</text:p>
      <text:p text:style-name="P4"><text:span text:style-name="T24">G</text:span> <text:s text:c="24"/><text:span text:style-name="T24">C</text:span><text:span text:style-name="T28">9</text:span></text:p>
      <text:p text:style-name="P4">Eu te busco, toda hora espero em ti, revela-te a mim</text:p>
      <text:p text:style-name="P9"><text:s/><text:span text:style-name="T18">Em</text:span><text:span text:style-name="T22"> <text:s text:c="13"/></text:span><text:span text:style-name="T18">D</text:span><text:span text:style-name="T22"> </text:span><text:span text:style-name="T23">9</text:span><text:span text:style-name="T22"> <text:s text:c="2"/></text:span><text:span text:style-name="T18">C</text:span><text:span text:style-name="T21">9</text:span></text:p>
      <text:p text:style-name="P4">Conhecer-te eu quero mais</text:p>
      <text:p text:style-name="P11"><draw:custom-shape text:anchor-type="paragraph" draw:z-index="2" draw:name="Forma1" draw:style-name="gr4" draw:text-style-name="P22" svg:width="5.769cm" svg:height="6.303cm" svg:x="-0.085cm" svg:y="0.205cm"><text:p/><draw:enhanced-geometry svg:viewBox="0 0 21600 21600" draw:type="rectangle" draw:enhanced-path="M 0 0 L 21600 0 21600 21600 0 21600 0 0 Z N"/></draw:custom-shape></text:p>
      <text:p text:style-name="P9"><text:s/><text:span text:style-name="T18">G</text:span><text:span text:style-name="T22"> <text:s text:c="11"/></text:span><text:span text:style-name="T18">D</text:span><text:span text:style-name="T21">9</text:span></text:p>
      <text:p text:style-name="P4">Senhor te quero</text:p>
      <text:p text:style-name="P9"><text:s text:c="2"/><text:span text:style-name="T18">Em</text:span><text:span text:style-name="T22"> <text:s text:c="4"/></text:span><text:span text:style-name="T18">C</text:span><text:span text:style-name="T21">9</text:span><text:span text:style-name="T22"> <text:s text:c="6"/></text:span><text:span text:style-name="T18">G</text:span></text:p>
      <text:p text:style-name="P4">Quero ouvir tua voz</text:p>
      <text:p text:style-name="P9"><text:s text:c="14"/><text:span text:style-name="T18">D</text:span><text:span text:style-name="T21">9</text:span><text:span text:style-name="T22"> <text:s text:c="3"/></text:span><text:span text:style-name="T18">C</text:span><text:span text:style-name="T21">9</text:span></text:p>
      <text:p text:style-name="P9"><text:s/><text:span text:style-name="T22">Senhor, te quero mais</text:span></text:p>
      <text:p text:style-name="P11"/>
      <text:p text:style-name="P4"><text:span text:style-name="T24">G</text:span> <text:s text:c="12"/><text:span text:style-name="T24">D</text:span><text:span text:style-name="T28">9</text:span></text:p>
      <text:p text:style-name="P9"><text:s/><text:span text:style-name="T22">Quero tocar-te</text:span></text:p>
      <text:p text:style-name="P14"/>
      <text:p text:style-name="P4"><text:span text:style-name="T24">Em</text:span> <text:s text:c="17"/><text:span text:style-name="T24">C</text:span><text:span text:style-name="T28">9</text:span></text:p>
      <text:p text:style-name="P9"><text:s/><text:span text:style-name="T22">Tua face eu quero ver</text:span></text:p>
      <text:p text:style-name="P4"><text:span text:style-name="T24">G</text:span> <text:s text:c="12"/><text:span text:style-name="T24">D</text:span><text:span text:style-name="T28">9</text:span> <text:s text:c="3"/><text:span text:style-name="T24">C</text:span><text:span text:style-name="T28">9</text:span></text:p>
      <text:p text:style-name="P9"><text:s/><text:span text:style-name="T22">Senhor, te quero mais</text:span></text:p>
      <text:p text:style-name="P11"/>
      <text:p text:style-name="P4"><text:span text:style-name="T24">G</text:span> <text:s text:c="29"/><text:span text:style-name="T24">C</text:span><text:span text:style-name="T26">9</text:span></text:p>
      <text:p text:style-name="P9"><draw:line text:anchor-type="paragraph" draw:z-index="5" draw:name="Forma2" draw:style-name="gr2" draw:text-style-name="P20" svg:x1="-0.23cm" svg:y1="10.423cm" svg:x2="-0.302cm" svg:y2="0.152cm"><text:p/></draw:line><draw:line text:anchor-type="paragraph" draw:z-index="6" draw:name="Forma3" draw:style-name="gr1" draw:text-style-name="P20" svg:x1="-0.302cm" svg:y1="0.162cm" svg:x2="0.035cm" svg:y2="0.162cm"><text:p/></draw:line><text:s/><text:span text:style-name="T22">Prosseguindo, para o alvo eu vou</text:span></text:p>
      <text:p text:style-name="P4"><text:span text:style-name="T24">Em</text:span> <text:s text:c="7"/><text:span text:style-name="T24">D</text:span><text:span text:style-name="T26">9</text:span> <text:s text:c="5"/><text:span text:style-name="T24">C</text:span><text:span text:style-name="T26">9</text:span></text:p>
      <text:p text:style-name="P9"><text:s/><text:span text:style-name="T22">A coroa conquistar</text:span></text:p>
      <text:p text:style-name="P4"><text:span text:style-name="T24">G</text:span> <text:s text:c="23"/><text:span text:style-name="T24">C</text:span><text:span text:style-name="T26">9</text:span> <text:s text:c="23"/><text:span text:style-name="T24">Em</text:span></text:p>
      <text:p text:style-name="P9"><text:s/><text:span text:style-name="T22">Vou lutando, nada pode me impedir, eu vou te seguir</text:span></text:p>
      <text:p text:style-name="P9"><text:s text:c="18"/><text:span text:style-name="T18">D</text:span><text:span text:style-name="T20">9</text:span><text:span text:style-name="T22"> <text:s text:c="3"/></text:span><text:span text:style-name="T18">C</text:span><text:span text:style-name="T20">9</text:span></text:p>
      <text:p text:style-name="P9"><text:s/><text:span text:style-name="T22">Conhecer-te eu quero mais</text:span></text:p>
      <text:p text:style-name="P4"/>
      <text:p text:style-name="P12"><draw:custom-shape text:anchor-type="paragraph" draw:z-index="3" draw:name="Forma1" draw:style-name="gr4" draw:text-style-name="P22" svg:width="5.769cm" svg:height="6.303cm" svg:x="-0.085cm" svg:y="0.388cm"><text:p/><draw:enhanced-geometry svg:viewBox="0 0 21600 21600" draw:type="rectangle" draw:enhanced-path="M 0 0 L 21600 0 21600 21600 0 21600 0 0 Z N"/></draw:custom-shape></text:p>
      <text:p text:style-name="P10"><text:s/><text:span text:style-name="T18">G</text:span><text:span text:style-name="T22"> <text:s text:c="11"/></text:span><text:span text:style-name="T18">D</text:span><text:span text:style-name="T21">9</text:span></text:p>
      <text:p text:style-name="P5">Senhor te quero</text:p>
      <text:p text:style-name="P10"><text:s text:c="2"/><text:span text:style-name="T18">Em</text:span><text:span text:style-name="T22"> <text:s text:c="4"/></text:span><text:span text:style-name="T18">C</text:span><text:span text:style-name="T22"> </text:span><text:span text:style-name="T23">9</text:span><text:span text:style-name="T22"> <text:s text:c="5"/></text:span><text:span text:style-name="T18">G</text:span></text:p>
      <text:p text:style-name="P5">Quero ouvir tua voz</text:p>
      <text:p text:style-name="P10"><text:s text:c="14"/><text:span text:style-name="T18">D</text:span><text:span text:style-name="T21">9</text:span><text:span text:style-name="T22"> <text:s text:c="3"/></text:span><text:span text:style-name="T18">C</text:span><text:span text:style-name="T21">9</text:span></text:p>
      <text:p text:style-name="P10"><text:s/><text:span text:style-name="T22">Senhor, te quero mais</text:span></text:p>
      <text:p text:style-name="P12"/>
      <text:p text:style-name="P5"><text:span text:style-name="T24">G</text:span> <text:s text:c="12"/><text:span text:style-name="T24">D</text:span><text:span text:style-name="T28">9</text:span></text:p>
      <text:p text:style-name="P10"><text:s/><text:span text:style-name="T22">Quero tocar-te</text:span></text:p>
      <text:p text:style-name="P15"/>
      <text:p text:style-name="P5"><text:span text:style-name="T24">Em</text:span> <text:s text:c="17"/><text:span text:style-name="T24">C</text:span><text:span text:style-name="T28">9</text:span></text:p>
      <text:p text:style-name="P10"><text:s/><text:span text:style-name="T22">Tua face eu quero ver</text:span></text:p>
      <text:p text:style-name="P5"><text:span text:style-name="T24">G</text:span> <text:s text:c="12"/><text:span text:style-name="T24">D</text:span><text:span text:style-name="T28">9</text:span> <text:s text:c="3"/><text:span text:style-name="T24">C</text:span><text:span text:style-name="T28">9</text:span></text:p>
      <text:p text:style-name="P10"><text:s/><text:span text:style-name="T22">Senhor, te quero mais</text:span></text:p>
      <text:p text:style-name="P12"/>
      <text:p text:style-name="P6"><text:span text:style-name="T24">SOLO 2X: <text:s text:c="2"/></text:span><text:span text:style-name="T27">D9</text:span><text:span text:style-name="T30"> <text:s/></text:span><text:span text:style-name="T27">C9 <text:s/>G</text:span></text:p>
      <text:p text:style-name="P8"/>
      <text:p text:style-name="P8"><draw:custom-shape text:anchor-type="char" draw:z-index="4" draw:style-name="gr3" draw:text-style-name="P21" svg:width="2.535cm" svg:height="0.528cm" svg:x="0.097cm" svg:y="0.22cm"><text:p><text:span text:style-name="T31">Refrão 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8"/>
      <text:p text:style-name="P8"/>
      <text:p text:style-name="P7"><text:span text:style-name="T28">FINAL</text:span><text:span text:style-name="T24"> 2X: <text:s text:c="2"/></text:span><text:span text:style-name="T27">D9 <text:s/>C9 <text:s/>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Chilanka" svg:font-family="Chilanka" style:font-pitch="variable"/>
    <style:font-face style:name="Calibri" svg:font-family="Calibri" style:font-family-generic="roman" style:font-pitch="variable"/>
    <style:font-face style:name="Chilanka1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1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04-02T20:16:10.199000000</dc:date>
    <meta:editing-cycles>56</meta:editing-cycles>
    <meta:editing-duration>P1DT6H34M28S</meta:editing-duration>
    <meta:generator>LibreOffice/6.3.4.2$Windows_X86_64 LibreOffice_project/60da17e045e08f1793c57c00ba83cdfce946d0aa</meta:generator>
    <meta:document-statistic meta:table-count="0" meta:image-count="0" meta:object-count="0" meta:page-count="1" meta:paragraph-count="46" meta:word-count="168" meta:character-count="1065" meta:non-whitespace-character-count="5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